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artment.setRoot( boolean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setMembers( List &lt; Employee &gt; memb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getMe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is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getL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setType( Department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setLeader( Employee l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